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margin-left="0cm" fo:margin-right="0cm" fo:text-indent="0cm" style:auto-text-indent="false"/>
    </style:style>
    <style:style style:name="P7" style:family="paragraph" style:parent-style-name="Preformatted_20_Text">
      <style:paragraph-properties fo:margin-left="1.251cm" fo:margin-right="0cm" fo:text-indent="0cm" style:auto-text-indent="false"/>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2.501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hello.spi"&gt;</text:p>
      <text:p text:style-name="P7"><text:s text:c="4"/>&lt;var name="helloWorld" protected="true/&gt;</text:p>
      <text:p text:style-name="P7"><text:s text:c="4"/>&lt;fn&gt; ... &lt;/fn&gt;</text:p>
      <text:p text:style-name="P7">&lt;/bind&gt;</text:p>
      <text:p text:style-name="P6"/>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SEQ <text:s text:c="16"/>### sequence of expressions (comma/semi separated)</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lt;string value="qwertyuiop"/&gt; <text:s text:c="3"/></text:p>
      <text:p text:style-name="Code">&lt;char value="A"/&gt;</text:p>
      <text:p text:style-name="Code">&lt;sysfn value="+"/&gt;</text:p>
      <text:p text:style-name="Standard"><text:soft-page-break/><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ys"/&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lt;sysclass value="Class"/&gt; <text:s text:c="10"/>### class for classes</text:p>
      <text:p text:style-name="Standard"/>
      <text:p text:style-name="Standard">Note that classes are not exactly he same as types. All function objects share</text:p>
      <text:p text:style-name="Standard"><text:soft-page-break/>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h text:style-name="Heading_20_2" text:outline-level="2">Syntax</text:h>
      <text:p text:style-name="Standard"/>
      <text:p text:style-name="Code">VARIABLE ::=</text:p>
      <text:p text:style-name="Code"><text:s text:c="4"/>&lt;id name=NAME [pkg=PACKAGE_NAME|alias=NICKNAME]/&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The destination expression may be</text:p>
      <text:p text:style-name="Standard">arbitrarily complex.</text:p>
      <text:p text:style-name="Standard"/>
      <text:h text:style-name="Heading_20_2" text:outline-level="2">Syntax</text:h>
      <text:p text:style-name="Code">&lt;set&gt; SRC_EXPR DST_EXPR &lt;/set&gt;</text:p>
      <text:p text:style-name="Standard"/>
      <text:p text:style-name="Standard"/>
      <text:h text:style-name="Heading_20_1" text:outline-level="1">Sequences</text:h>
      <text:h text:style-name="Heading_20_2" text:outline-level="2">Syntax</text:h>
      <text:p text:style-name="Code">SEQ ::=</text:p>
      <text:p text:style-name="Code"><text:s text:c="4"/>&lt;seq&gt; EXPR* &lt;/seq&gt;</text:p>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sysapp name=NAME&gt; EXPR* &lt;/sysapp&gt; </text:p>
      <text:p text:style-name="Code"><text:s text:c="44"/></text:p>
      <text:p text:style-name="Code"/>
      <text:h text:style-name="Heading_20_2" text:outline-level="2">SysApps</text:h>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text:soft-page-break/>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x&lt;/explode&gt;</text:p>
      <text:p text:style-name="Code"><text:s text:c="4"/>&lt;sysapp name="foo"&gt;&lt;explode&gt;x&lt;/explode&gt;&lt;/sysapp&gt;</text:p>
      <text:p text:style-name="Code"><text:s/>&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x&lt;/explode&gt;</text:p>
      <text:p text:style-name="Code"><text:s text:c="4"/>&lt;sysapp name="foo"&gt;&lt;explode&gt;x&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text:soft-page-break/>Examples of SysApp's</text:h>
      <text:p text:style-name="Standard"/>
      <text:p text:style-name="Standard">e.g.</text:p>
      <text:p text:style-name="Code">f( x ) turns into</text:p>
      <text:p text:style-name="Code">&lt;app&gt; &lt;id name="f"/&gt;&lt;id name="x"/&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 &lt;/or&gt;</text:p>
      <text:p text:style-name="Code"><text:s text:c="4"/>&lt;abs-and&gt; EXPR* &lt;/abs-and&gt; <text:s text:c="25"/>### &amp;&amp;</text:p>
      <text:p text:style-name="Code"><text:s text:c="4"/>&lt;abs-or&gt; EXPR* &lt;abs-or&gt; <text:s text:c="28"/>###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text:soft-page-break/>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bind&gt;</text:p>
      <text:p text:style-name="Code"><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type=TYPE_NAME]</text:p>
      <text:p text:style-name="Code"><text:s text:c="8"/>[(match|type)=TYPE_EXPR] </text:p>
      <text:p text:style-name="Code"><text:s text:c="8"/>[protected=BOOL] </text:p>
      <text:p text:style-name="Code"><text:s text:c="8"/>[pkg=PACKAGE_NAME]</text:p>
      <text:p text:style-name="Code"><text:s text:c="8"/>[qualifier=ALIAS_NAME]</text:p>
      <text:p text:style-name="Code"><text:s text:c="8"/>( (tag0|tag1|..)=TAG_VALUE )* </text:p>
      <text:p text:style-name="Code"><text:s text:c="4"/>/&gt;</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8">name=NAME</text:p>
      <text:p text:style-name="P9">The "name" attribute is optional. If it is omitted then it is an anonymous variable.</text:p>
      <text:p text:style-name="P8"/>
      <text:p text:style-name="P8"><text:soft-page-break/>type=TYPE_EXPR <text:s text:c="9"/></text:p>
      <text:p text:style-name="P9">The type-check will be made AFTER assignment <text:s/>and a failed type-check will generate an error.</text:p>
      <text:p text:style-name="P8"/>
      <text:p text:style-name="P8">match=TYPE_EXPR <text:s text:c="8"/></text:p>
      <text:p text:style-name="P9">The type-check is made BEFORE the assignment and failure will cause the matcher to backtrack.</text:p>
      <text:p text:style-name="P8"/>
      <text:p text:style-name="P8">protected=BOOL <text:s text:c="9"/></text:p>
      <text:p text:style-name="P9">The variable is protected against subsequent <text:s/>assignments. Generated by val and define declarations.</text:p>
      <text:p text:style-name="Standard"/>
      <text:p text:style-name="Standard">Top level variables may also be given tags and package qualifiers. </text:p>
      <text:p text:style-name="Standard"/>
      <text:p text:style-name="P8">tag<text:span text:style-name="T1">N</text:span>=TAG_VALUE</text:p>
      <text:p text:style-name="P9">Tags the variable.</text:p>
      <text:p text:style-name="P8"/>
      <text:p text:style-name="P8">qualifier=ALIAS <text:s text:c="9"/></text:p>
      <text:p text:style-name="P9">The name is qualified by an import alias.</text:p>
      <text:p text:style-name="P8"/>
      <text:p text:style-name="P8">pkg=PACKAGE_NAME <text:s text:c="8"/></text:p>
      <text:p text:style-name="P9">The package name is an absolute reference to a package.</text:p>
      <text:p text:style-name="Standard"/>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 text:c="4"/>&lt;/bind&gt;</text:p>
      <text:p text:style-name="Code"><text:s text:c="4"/>&lt;absent value="absent"/&gt;</text:p>
      <text:p text:style-name="Code">&lt;/for&gt;</text:p>
      <text:p text:style-name="Standard"/>
      <text:p text:style-name="Standard"/>
      <text:h text:style-name="Heading_20_2" text:outline-level="2">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oft-page-break/><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 (tag0|tag1|...)=TAG_VALUE )*</text:p>
      <text:p text:style-name="Code"><text:s text:c="8"/>[ alias=ALIAS_NAME ]</text:p>
      <text:p text:style-name="Code"><text:s text:c="8"/>[ qualified=("true"|"false") ]</text:p>
      <text:p text:style-name="Code"><text:s text:c="8"/>[ protected=("true"|"false") ]</text:p>
      <text:p text:style-name="Code"><text:s text:c="8"/>( ( into0|into1|...)=TAG_VALUE )*</text:p>
      <text:p text:style-name="Code"><text:s text:c="4"/>/&gt;</text:p>
      <text:p text:style-name="Standard"><text:s text:c="4"/></text:p>
      <text:h text:style-name="Heading_20_2" text:outline-level="2"><text:soft-page-break/>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tag</text:span> attribute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Standard"/>
      <text:p text:style-name="P4">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0-08-14T07:59:53</dc:date>
    <dc:creator>Stephen Leach</dc:creator>
    <meta:editing-duration>PT60H57M11S</meta:editing-duration>
    <meta:editing-cycles>41</meta:editing-cycles>
    <meta:generator>OpenOffice.org/3.2$Unix OpenOffice.org_project/320m18$Build-9502</meta:generator>
    <meta:document-statistic meta:table-count="0" meta:image-count="1" meta:object-count="0" meta:page-count="10" meta:paragraph-count="371" meta:word-count="2078" meta:character-count="14817"/>
  </office:meta>
</office:document-meta>
</file>